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screte math in cs </text:p>
      <text:list xml:id="list1881876814" text:style-name="L1">
        <text:list-item>
          <text:p text:style-name="P1">syntax- form of sentence</text:p>
        </text:list-item>
        <text:list-item>
          <text:p text:style-name="P1">semantics- meaning</text:p>
        </text:list-item>
        <text:list-item>
          <text:p text:style-name="P1">syntax of natual language = complicated</text:p>
        </text:list-item>
        <text:list-item>
          <text:p text:style-name="P1">can make sentence from the top down</text:p>
          <text:list>
            <text:list-item>
              <text:p text:style-name="P1">sentence</text:p>
              <text:list>
                <text:list-item>
                  <text:p text:style-name="P1">subject predicate</text:p>
                </text:list-item>
                <text:list-item>
                  <text:p text:style-name="P1">adjectice noun predicate</text:p>
                </text:list-item>
                <text:list-item>
                  <text:p text:style-name="P1">adjective noun verb</text:p>
                </text:list-item>
              </text:list>
            </text:list-item>
          </text:list>
        </text:list-item>
        <text:list-item>
          <text:p text:style-name="P1">alphabet</text:p>
          <text:list>
            <text:list-item>
              <text:p text:style-name="P1">a. finite nonempty set of symbols</text:p>
            </text:list-item>
          </text:list>
        </text:list-item>
        <text:list-item>
          <text:p text:style-name="P1">word</text:p>
          <text:list>
            <text:list-item>
              <text:p text:style-name="P1">string of finite length of elements of alphabet</text:p>
            </text:list-item>
            <text:list-item>
              <text:p text:style-name="P1">all words in alphabet v = v*</text:p>
            </text:list-item>
            <text:list-item>
              <text:p text:style-name="P1">language is subset of v*</text:p>
            </text:list-item>
          </text:list>
        </text:list-item>
        <text:list-item>
          <text:p text:style-name="P1">phrase structre grammer G = (V,T,S,P)</text:p>
          <text:list>
            <text:list-item>
              <text:p text:style-name="P1">v- vocabulary v</text:p>
            </text:list-item>
            <text:list-item>
              <text:p text:style-name="P1">t- terminal elements (dont generate other rules)</text:p>
            </text:list-item>
            <text:list-item>
              <text:p text:style-name="P1">s- starting symbols</text:p>
            </text:list-item>
            <text:list-item>
              <text:p text:style-name="P1">p- productions</text:p>
            </text:list-item>
            <text:list-item>
              <text:p text:style-name="P1">can derive languages from productions of grammer</text:p>
              <text:list>
                <text:list-item>
                  <text:p text:style-name="P1">S -&gt; Aba, A-&gt; BB, B-&gt; ab,AB – b</text:p>
                </text:list-item>
                <text:list-item>
                  <text:p text:style-name="P1">can swap different groupings to get arbritary words</text:p>
                </text:list-item>
              </text:list>
            </text:list-item>
          </text:list>
        </text:list-item>
        <text:list-item>
          <text:p text:style-name="P1">language- set of all strings of terminals derivable from starting state S</text:p>
        </text:list-item>
        <text:list-item>
          <text:p text:style-name="P1">types of grammars</text:p>
          <text:list>
            <text:list-item>
              <text:p text:style-name="P1">type 0- no restrictions on productions</text:p>
            </text:list-item>
            <text:list-item>
              <text:p text:style-name="P1">type 1- first letter has to be non empty string</text:p>
              <text:list>
                <text:list-item>
                  <text:p text:style-name="P1">context sensitive</text:p>
                  <text:list>
                    <text:list-item>
                      <text:p text:style-name="P1">can only replace under certain circumstances</text:p>
                    </text:list-item>
                  </text:list>
                </text:list-item>
              </text:list>
            </text:list-item>
            <text:list-item>
              <text:p text:style-name="P1">type 2- production must begin with single non terminal</text:p>
              <text:list>
                <text:list-item>
                  <text:p text:style-name="P1">context free</text:p>
                  <text:list>
                    <text:list-item>
                      <text:p text:style-name="P1">nonterminal symbol of left side of production can be replaced by a string whenever it occurs</text:p>
                    </text:list-item>
                  </text:list>
                </text:list-item>
              </text:list>
            </text:list-item>
            <text:list-item>
              <text:p text:style-name="P1">type 3- A -&gt; aB, A -&gt; a, S -&gt; ld</text:p>
              <text:list>
                <text:list-item>
                  <text:p text:style-name="P1">regular grammars</text:p>
                </text:list-item>
              </text:list>
            </text:list-item>
          </text:list>
        </text:list-item>
        <text:list-item>
          <text:p text:style-name="P1">derivation trees</text:p>
        </text:list-item>
        <text:list-item>
          <text:p text:style-name="P1">finite state machines with output</text:p>
          <text:list>
            <text:list-item>
              <text:p text:style-name="P1">vending machine responds differently depending on actions based on how much money is inserted, which buttons are pressed</text:p>
            </text:list-item>
            <text:list-item>
              <text:p text:style-name="P1">finite state machine M = (S,I,O,f,g,S0)</text:p>
              <text:list>
                <text:list-item>
                  <text:p text:style-name="P1">S- states</text:p>
                </text:list-item>
                <text:list-item>
                  <text:p text:style-name="P1">I- input alphabet</text:p>
                </text:list-item>
                <text:list-item>
                  <text:p text:style-name="P1">O- output alphabet</text:p>
                </text:list-item>
                <text:list-item>
                  <text:p text:style-name="P1">f- transition function</text:p>
                </text:list-item>
                <text:list-item>
                  <text:p text:style-name="P1">g- output function, assigns state to output</text:p>
                </text:list-item>
                <text:list-item>
                  <text:p text:style-name="P1">initial state S0</text:p>
                </text:list-item>
              </text:list>
            </text:list-item>
            <text:list-item>
              <text:p text:style-name="P1">strings</text:p>
              <text:list>
                <text:list-item>
                  <text:p text:style-name="P1">a and b are subsets of vocab V*</text:p>
                </text:list-item>
                <text:list-item>
                  <text:p text:style-name="P1">ab = any element of a then any element of b</text:p>
                </text:list-item>
              </text:list>
            </text:list-item>
          </text:list>
        </text:list-item>
        <text:list-item>
          <text:p text:style-name="P1"><text:soft-page-break/>finite state automata</text:p>
          <text:list>
            <text:list-item>
              <text:p text:style-name="P1">no output</text:p>
            </text:list-item>
            <text:list-item>
              <text:p text:style-name="P1">can rig automata to recognize language</text:p>
            </text:list-item>
            <text:list-item>
              <text:p text:style-name="P1">deterministic- each pair of state and input value has a unique next tate given by the transition</text:p>
            </text:list-item>
            <text:list-item>
              <text:p text:style-name="P1">nondeterministic- multiple options!</text:p>
            </text:list-item>
            <text:list-item>
              <text:p text:style-name="P1">Theory- if language L is recognized by nondeterministic finite state automaton M0, L is also recognized by a deterministic finite state automatom M1</text:p>
            </text:list-item>
          </text:list>
        </text:list-item>
        <text:list-item>
          <text:p text:style-name="P1">regular sets</text:p>
          <text:list>
            <text:list-item>
              <text:p text:style-name="P1">formed from operations of concatenation, unionis, etc from empty set</text:p>
            </text:list-item>
            <text:list-item>
              <text:p text:style-name="P1">a set if regular iff it is recognized by a finite state automaton</text:p>
            </text:list-item>
            <text:list-item>
              <text:p text:style-name="P1">set generated by a regular grammar iff it is a regular set.</text:p>
            </text:list-item>
          </text:list>
        </text:list-item>
        <text:list-item>
          <text:p text:style-name="P1">Turnig machines</text:p>
          <text:list>
            <text:list-item>
              <text:p text:style-name="P1">T = (S,I,f,S0) </text:p>
            </text:list-item>
            <text:list-item>
              <text:p text:style-name="P1">S- finite set of sets</text:p>
            </text:list-item>
            <text:list-item>
              <text:p text:style-name="P1">I- alphabet containing blank symbol B</text:p>
            </text:list-item>
            <text:list-item>
              <text:p text:style-name="P1">f- partial function from S x I to s X I X (R,L)</text:p>
            </text:list-item>
          </text:list>
        </text:list-item>
        <text:list-item>
          <text:p text:style-name="P1">church turing thesis- any problem that can be solved with an algorithm can be solved with a turing mach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5:33:23</meta:creation-date>
    <dc:date>2012-08-30T16:43:39</dc:date>
    <meta:editing-duration>PT39M5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2" meta:paragraph-count="63" meta:word-count="457" meta:character-count="2389" meta:non-whitespace-character-count="2055"/>
  </office:meta>
</office:document-meta>
</file>